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785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3.194cm"/>
    </style:style>
    <style:style style:name="co8" style:family="table-column">
      <style:table-column-properties fo:break-before="auto" style:column-width="2.731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0.688cm"/>
    </style:style>
    <style:style style:name="co11" style:family="table-column">
      <style:table-column-properties fo:break-before="auto" style:column-width="3.004cm"/>
    </style:style>
    <style:style style:name="co12" style:family="table-column">
      <style:table-column-properties fo:break-before="auto" style:column-width="2.133cm"/>
    </style:style>
    <style:style style:name="co13" style:family="table-column">
      <style:table-column-properties fo:break-before="auto" style:column-width="3.03cm"/>
    </style:style>
    <style:style style:name="co14" style:family="table-column">
      <style:table-column-properties fo:break-before="auto" style:column-width="2.159cm"/>
    </style:style>
    <style:style style:name="co15" style:family="table-column">
      <style:table-column-properties fo:break-before="auto" style:column-width="1.478cm"/>
    </style:style>
    <style:style style:name="co16" style:family="table-column">
      <style:table-column-properties fo:break-before="auto" style:column-width="1.969cm"/>
    </style:style>
    <style:style style:name="co17" style:family="table-column">
      <style:table-column-properties fo:break-before="auto" style:column-width="2.432cm"/>
    </style:style>
    <style:style style:name="co18" style:family="table-column">
      <style:table-column-properties fo:break-before="auto" style:column-width="2.187cm"/>
    </style:style>
    <style:style style:name="co19" style:family="table-column">
      <style:table-column-properties fo:break-before="auto" style:column-width="1.669cm"/>
    </style:style>
    <style:style style:name="co20" style:family="table-column">
      <style:table-column-properties fo:break-before="auto" style:column-width="2.404cm"/>
    </style:style>
    <style:style style:name="co21" style:family="table-column">
      <style:table-column-properties fo:break-before="auto" style:column-width="2.323cm"/>
    </style:style>
    <style:style style:name="co22" style:family="table-column">
      <style:table-column-properties fo:break-before="auto" style:column-width="2.104cm"/>
    </style:style>
    <style:style style:name="co23" style:family="table-column">
      <style:table-column-properties fo:break-before="auto" style:column-width="2.895cm"/>
    </style:style>
    <style:style style:name="co24" style:family="table-column">
      <style:table-column-properties fo:break-before="auto" style:column-width="2.54cm"/>
    </style:style>
    <style:style style:name="co25" style:family="table-column">
      <style:table-column-properties fo:break-before="auto" style:column-width="2.459cm"/>
    </style:style>
    <style:style style:name="co26" style:family="table-column">
      <style:table-column-properties fo:break-before="auto" style:column-width="1.778cm"/>
    </style:style>
    <style:style style:name="co27" style:family="table-column">
      <style:table-column-properties fo:break-before="auto" style:column-width="2.813cm"/>
    </style:style>
    <style:style style:name="co28" style:family="table-column">
      <style:table-column-properties fo:break-before="auto" style:column-width="2.295cm"/>
    </style:style>
    <style:style style:name="co29" style:family="table-column">
      <style:table-column-properties fo:break-before="auto" style:column-width="2.268cm"/>
    </style:style>
    <style:style style:name="co30" style:family="table-column">
      <style:table-column-properties fo:break-before="auto" style:column-width="3.411cm"/>
    </style:style>
    <style:style style:name="co31" style:family="table-column">
      <style:table-column-properties fo:break-before="auto" style:column-width="1.642cm"/>
    </style:style>
    <style:style style:name="co32" style:family="table-column">
      <style:table-column-properties fo:break-before="auto" style:column-width="1.752cm"/>
    </style:style>
    <style:style style:name="co33" style:family="table-column">
      <style:table-column-properties fo:break-before="auto" style:column-width="2.921cm"/>
    </style:style>
    <style:style style:name="co34" style:family="table-column">
      <style:table-column-properties fo:break-before="auto" style:column-width="3.276cm"/>
    </style:style>
    <style:style style:name="co35" style:family="table-column">
      <style:table-column-properties fo:break-before="auto" style:column-width="2.84cm"/>
    </style:style>
    <style:style style:name="co36" style:family="table-column">
      <style:table-column-properties fo:break-before="auto" style:column-width="2.649cm"/>
    </style:style>
    <style:style style:name="co37" style:family="table-column">
      <style:table-column-properties fo:break-before="auto" style:column-width="2.676cm"/>
    </style:style>
    <style:style style:name="co3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/>
      <table:table table:name="ross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19" table:default-cell-style-name="Default"/>
        <table:table-column table:style-name="co27" table:default-cell-style-name="Default"/>
        <table:table-column table:style-name="co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number-columns-repeated="2" table:default-cell-style-name="Default"/>
        <table:table-column table:style-name="co1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2" table:default-cell-style-name="Default"/>
        <table:table-column table:style-name="co35" table:default-cell-style-name="Default"/>
        <table:table-column table:style-name="co24" table:default-cell-style-name="Default"/>
        <table:table-column table:style-name="co36" table:default-cell-style-name="Default"/>
        <table:table-column table:style-name="co27" table:default-cell-style-name="Default"/>
        <table:table-column table:style-name="co37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mode</text:p>
          </table:table-cell>
          <table:table-cell table:style-name="Default" office:value-type="string" calcext:value-type="string">
            <text:p>tiebreakre</text:p>
          </table:table-cell>
          <table:table-cell office:value-type="string" calcext:value-type="string">
            <text:p>grid_size</text:p>
          </table:table-cell>
          <table:table-cell office:value-type="string" calcext:value-type="string">
            <text:p>total_pe</text:p>
          </table:table-cell>
          <table:table-cell office:value-type="string" calcext:value-type="string">
            <text:p>total_kp</text:p>
          </table:table-cell>
          <table:table-cell office:value-type="string" calcext:value-type="string">
            <text:p>total_lp</text:p>
          </table:table-cell>
          <table:table-cell office:value-type="string" calcext:value-type="string">
            <text:p>end_ts</text:p>
          </table:table-cell>
          <table:table-cell office:value-type="string" calcext:value-type="string">
            <text:p>mapping</text:p>
          </table:table-cell>
          <table:table-cell office:value-type="string" calcext:value-type="string">
            <text:p>model_events</text:p>
          </table:table-cell>
          <table:table-cell office:value-type="string" calcext:value-type="string">
            <text:p>network_events</text:p>
          </table:table-cell>
          <table:table-cell office:value-type="string" calcext:value-type="string">
            <text:p>total_events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events_processed</text:p>
          </table:table-cell>
          <table:table-cell office:value-type="string" calcext:value-type="string">
            <text:p>events_aborted</text:p>
          </table:table-cell>
          <table:table-cell office:value-type="string" calcext:value-type="string">
            <text:p>events_rb</text:p>
          </table:table-cell>
          <table:table-cell office:value-type="string" calcext:value-type="string">
            <text:p>pe_event_ties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send_loc_remote</text:p>
          </table:table-cell>
          <table:table-cell office:value-type="string" calcext:value-type="string">
            <text:p>percent_loc</text:p>
          </table:table-cell>
          <table:table-cell office:value-type="string" calcext:value-type="string">
            <text:p>send_net_remote</text:p>
          </table:table-cell>
          <table:table-cell office:value-type="string" calcext:value-type="string">
            <text:p>percent_net</text:p>
          </table:table-cell>
          <table:table-cell office:value-type="string" calcext:value-type="string">
            <text:p>rb_total</text:p>
          </table:table-cell>
          <table:table-cell office:value-type="string" calcext:value-type="string">
            <text:p>rb_primary</text:p>
          </table:table-cell>
          <table:table-cell office:value-type="string" calcext:value-type="string">
            <text:p>rb_secondary</text:p>
          </table:table-cell>
          <table:table-cell office:value-type="string" calcext:value-type="string">
            <text:p>fc_attempts</text:p>
          </table:table-cell>
          <table:table-cell office:value-type="string" calcext:value-type="string">
            <text:p>num_gvt</text:p>
          </table:table-cell>
          <table:table-cell office:value-type="string" calcext:value-type="string">
            <text:p>net_events</text:p>
          </table:table-cell>
          <table:table-cell office:value-type="string" calcext:value-type="string">
            <text:p>event_rate</text:p>
          </table:table-cell>
          <table:table-cell office:value-type="string" calcext:value-type="string">
            <text:p>events_past_end</text:p>
          </table:table-cell>
          <table:table-cell office:value-type="string" calcext:value-type="string">
            <text:p>event_alloc</text:p>
          </table:table-cell>
          <table:table-cell office:value-type="string" calcext:value-type="string">
            <text:p>memory_alloc</text:p>
          </table:table-cell>
          <table:table-cell office:value-type="string" calcext:value-type="string">
            <text:p>memory_wasted</text:p>
          </table:table-cell>
          <table:table-cell office:value-type="string" calcext:value-type="string">
            <text:p>remote_sends</text:p>
          </table:table-cell>
          <table:table-cell office:value-type="string" calcext:value-type="string">
            <text:p>remote_recvs</text:p>
          </table:table-cell>
          <table:table-cell office:value-type="string" calcext:value-type="string">
            <text:p>pe_struct</text:p>
          </table:table-cell>
          <table:table-cell office:value-type="string" calcext:value-type="string">
            <text:p>kp_struct</text:p>
          </table:table-cell>
          <table:table-cell office:value-type="string" calcext:value-type="string">
            <text:p>lp_struct</text:p>
          </table:table-cell>
          <table:table-cell office:value-type="string" calcext:value-type="string">
            <text:p>lp_model_struct</text:p>
          </table:table-cell>
          <table:table-cell office:value-type="string" calcext:value-type="string">
            <text:p>lp_rngs</text:p>
          </table:table-cell>
          <table:table-cell office:value-type="string" calcext:value-type="string">
            <text:p>total_lp_size</text:p>
          </table:table-cell>
          <table:table-cell office:value-type="string" calcext:value-type="string">
            <text:p>event_struct</text:p>
          </table:table-cell>
          <table:table-cell office:value-type="string" calcext:value-type="string">
            <text:p>event_struct_model</text:p>
          </table:table-cell>
          <table:table-cell office:value-type="string" calcext:value-type="string">
            <text:p>init_time</text:p>
          </table:table-cell>
          <table:table-cell office:value-type="string" calcext:value-type="string">
            <text:p>pq_time</text:p>
          </table:table-cell>
          <table:table-cell office:value-type="string" calcext:value-type="string">
            <text:p>avl_time</text:p>
          </table:table-cell>
          <table:table-cell office:value-type="string" calcext:value-type="string">
            <text:p>lz4_time</text:p>
          </table:table-cell>
          <table:table-cell office:value-type="string" calcext:value-type="string">
            <text:p>buddy_time</text:p>
          </table:table-cell>
          <table:table-cell office:value-type="string" calcext:value-type="string">
            <text:p>event_proc_time</text:p>
          </table:table-cell>
          <table:table-cell office:value-type="string" calcext:value-type="string">
            <text:p>event_cancel_time</text:p>
          </table:table-cell>
          <table:table-cell office:value-type="string" calcext:value-type="string">
            <text:p>event_abort_time</text:p>
          </table:table-cell>
          <table:table-cell office:value-type="string" calcext:value-type="string">
            <text:p>gvt_time</text:p>
          </table:table-cell>
          <table:table-cell office:value-type="string" calcext:value-type="string">
            <text:p>fc_time</text:p>
          </table:table-cell>
          <table:table-cell office:value-type="string" calcext:value-type="string">
            <text:p>primary_rb_time</text:p>
          </table:table-cell>
          <table:table-cell office:value-type="string" calcext:value-type="string">
            <text:p>net_read_time</text:p>
          </table:table-cell>
          <table:table-cell office:value-type="string" calcext:value-type="string">
            <text:p>net_other_time</text:p>
          </table:table-cell>
          <table:table-cell office:value-type="string" calcext:value-type="string">
            <text:p>inst_comp_time</text:p>
          </table:table-cell>
          <table:table-cell office:value-type="string" calcext:value-type="string">
            <text:p>inst_write_time</text:p>
          </table:table-cell>
          <table:table-cell office:value-type="string" calcext:value-type="string">
            <text:p>total_time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boolean" office:boolean-value="true" calcext:value-type="boolean">
            <text:p>TRUE</text:p>
          </table:table-cell>
          <table:table-cell table:formula="of:=SQRT([.F2]/3)"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642049" calcext:value-type="float">
            <text:p>64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77.3269" calcext:value-type="float">
            <text:p>77.3269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687866" calcext:value-type="float">
            <text:p>48687866</text:p>
          </table:table-cell>
          <table:table-cell office:value-type="float" office:value="2.6" calcext:value-type="float">
            <text:p>2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4248201.26" calcext:value-type="float">
            <text:p>24248201.26</text:p>
          </table:table-cell>
          <table:table-cell office:value-type="float" office:value="75321" calcext:value-type="float">
            <text:p>75321</text:p>
          </table:table-cell>
          <table:table-cell office:value-type="float" office:value="642065" calcext:value-type="float">
            <text:p>642065</text:p>
          </table:table-cell>
          <table:table-cell office:value-type="float" office:value="731344" calcext:value-type="float">
            <text:p>731344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48687866" calcext:value-type="float">
            <text:p>486878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4.9031" calcext:value-type="float">
            <text:p>4.9031</text:p>
          </table:table-cell>
          <table:table-cell office:value-type="float" office:value="24.051" calcext:value-type="float">
            <text:p>24.0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.3797" calcext:value-type="float">
            <text:p>44.3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3438" calcext:value-type="float">
            <text:p>28.3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93" calcext:value-type="float">
            <text:p>2.2393</text:p>
          </table:table-cell>
          <table:table-cell office:value-type="float" office:value="1.3897" calcext:value-type="float">
            <text:p>1.3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33" calcext:value-type="float">
            <text:p>77.33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boolean" office:boolean-value="true" calcext:value-type="boolean">
            <text:p>TRUE</text:p>
          </table:table-cell>
          <table:table-cell table:formula="of:=SQRT([.F3]/3)"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65889" calcext:value-type="float">
            <text:p>16588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81.232" calcext:value-type="float">
            <text:p>81.232</text:p>
          </table:table-cell>
          <table:table-cell office:value-type="float" office:value="1875039282" calcext:value-type="float">
            <text:p>1875039282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687866" calcext:value-type="float">
            <text:p>48687866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256064" calcext:value-type="float">
            <text:p>256064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3082512.43" calcext:value-type="float">
            <text:p>23082512.43</text:p>
          </table:table-cell>
          <table:table-cell office:value-type="float" office:value="75321" calcext:value-type="float">
            <text:p>75321</text:p>
          </table:table-cell>
          <table:table-cell office:value-type="float" office:value="165905" calcext:value-type="float">
            <text:p>165905</text:p>
          </table:table-cell>
          <table:table-cell office:value-type="float" office:value="310951" calcext:value-type="float">
            <text:p>310951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48687866" calcext:value-type="float">
            <text:p>486878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3.9988" calcext:value-type="float">
            <text:p>3.9988</text:p>
          </table:table-cell>
          <table:table-cell office:value-type="float" office:value="24.3997" calcext:value-type="float">
            <text:p>24.3997</text:p>
          </table:table-cell>
          <table:table-cell office:value-type="float" office:value="0.5954" calcext:value-type="float">
            <text:p>0.5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1819" calcext:value-type="float">
            <text:p>45.1819</text:p>
          </table:table-cell>
          <table:table-cell office:value-type="float" office:value="0.028" calcext:value-type="float">
            <text:p>0.028</text:p>
          </table:table-cell>
          <table:table-cell office:value-type="float" office:value="0" calcext:value-type="float">
            <text:p>0</text:p>
          </table:table-cell>
          <table:table-cell office:value-type="float" office:value="29.3011" calcext:value-type="float">
            <text:p>29.3011</text:p>
          </table:table-cell>
          <table:table-cell office:value-type="float" office:value="6.3369" calcext:value-type="float">
            <text:p>6.3369</text:p>
          </table:table-cell>
          <table:table-cell office:value-type="float" office:value="0.0001" calcext:value-type="float">
            <text:p>0.0001</text:p>
          </table:table-cell>
          <table:table-cell office:value-type="float" office:value="3.1117" calcext:value-type="float">
            <text:p>3.1117</text:p>
          </table:table-cell>
          <table:table-cell office:value-type="float" office:value="1.2138" calcext:value-type="float">
            <text:p>1.2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2352" calcext:value-type="float">
            <text:p>81.2352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boolean" office:boolean-value="false" calcext:value-type="boolean">
            <text:p>FALSE</text:p>
          </table:table-cell>
          <table:table-cell table:formula="of:=SQRT([.F4]/3)"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642049" calcext:value-type="float">
            <text:p>64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27.9013" calcext:value-type="float">
            <text:p>27.9013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782719" calcext:value-type="float">
            <text:p>1874782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687866" calcext:value-type="float">
            <text:p>48687866</text:p>
          </table:table-cell>
          <table:table-cell office:value-type="float" office:value="2.6" calcext:value-type="float">
            <text:p>2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67202656.3" calcext:value-type="float">
            <text:p>67202656.3</text:p>
          </table:table-cell>
          <table:table-cell office:value-type="float" office:value="75321" calcext:value-type="float">
            <text:p>75321</text:p>
          </table:table-cell>
          <table:table-cell office:value-type="float" office:value="642065" calcext:value-type="float">
            <text:p>642065</text:p>
          </table:table-cell>
          <table:table-cell office:value-type="float" office:value="175498" calcext:value-type="float">
            <text:p>17549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48687866" calcext:value-type="float">
            <text:p>486878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3.9465" calcext:value-type="float">
            <text:p>3.9465</text:p>
          </table:table-cell>
          <table:table-cell office:value-type="float" office:value="7.9664" calcext:value-type="float">
            <text:p>7.96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0746" calcext:value-type="float">
            <text:p>11.0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543" calcext:value-type="float">
            <text:p>13.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154" calcext:value-type="float">
            <text:p>4.5154</text:p>
          </table:table-cell>
          <table:table-cell office:value-type="float" office:value="0.4501" calcext:value-type="float">
            <text:p>0.4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9024" calcext:value-type="float">
            <text:p>27.9024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boolean" office:boolean-value="false" calcext:value-type="boolean">
            <text:p>FALSE</text:p>
          </table:table-cell>
          <table:table-cell table:formula="of:=SQRT([.F5]/3)"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65889" calcext:value-type="float">
            <text:p>16588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33.4766" calcext:value-type="float">
            <text:p>33.4766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782719" calcext:value-type="float">
            <text:p>1874782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687866" calcext:value-type="float">
            <text:p>48687866</text:p>
          </table:table-cell>
          <table:table-cell office:value-type="float" office:value="2.6" calcext:value-type="float">
            <text:p>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6064" calcext:value-type="float">
            <text:p>256064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56010458.86" calcext:value-type="float">
            <text:p>56010458.86</text:p>
          </table:table-cell>
          <table:table-cell office:value-type="float" office:value="75321" calcext:value-type="float">
            <text:p>75321</text:p>
          </table:table-cell>
          <table:table-cell office:value-type="float" office:value="165905" calcext:value-type="float">
            <text:p>165905</text:p>
          </table:table-cell>
          <table:table-cell office:value-type="float" office:value="82138" calcext:value-type="float">
            <text:p>82138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48687866" calcext:value-type="float">
            <text:p>486878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3.9319" calcext:value-type="float">
            <text:p>3.9319</text:p>
          </table:table-cell>
          <table:table-cell office:value-type="float" office:value="8.3337" calcext:value-type="float">
            <text:p>8.3337</text:p>
          </table:table-cell>
          <table:table-cell office:value-type="float" office:value="0.3629" calcext:value-type="float">
            <text:p>0.3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666" calcext:value-type="float">
            <text:p>11.4666</text:p>
          </table:table-cell>
          <table:table-cell office:value-type="float" office:value="0.0142" calcext:value-type="float">
            <text:p>0.0142</text:p>
          </table:table-cell>
          <table:table-cell office:value-type="float" office:value="0" calcext:value-type="float">
            <text:p>0</text:p>
          </table:table-cell>
          <table:table-cell office:value-type="float" office:value="16.9174" calcext:value-type="float">
            <text:p>16.9174</text:p>
          </table:table-cell>
          <table:table-cell office:value-type="float" office:value="4.0021" calcext:value-type="float">
            <text:p>4.0021</text:p>
          </table:table-cell>
          <table:table-cell office:value-type="float" office:value="0" calcext:value-type="float">
            <text:p>0</text:p>
          </table:table-cell>
          <table:table-cell office:value-type="float" office:value="4.0113" calcext:value-type="float">
            <text:p>4.0113</text:p>
          </table:table-cell>
          <table:table-cell office:value-type="float" office:value="0.4767" calcext:value-type="float">
            <text:p>0.4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4779" calcext:value-type="float">
            <text:p>33.4779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boolean" office:boolean-value="true" calcext:value-type="boolean">
            <text:p>TRUE</text:p>
          </table:table-cell>
          <table:table-cell table:formula="of:=SQRT([.F6]/3)"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2582912" calcext:value-type="float">
            <text:p>1258291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82049" calcext:value-type="float">
            <text:p>128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346.9663" calcext:value-type="float">
            <text:p>346.9663</text:p>
          </table:table-cell>
          <table:table-cell office:value-type="float" office:value="7536339580" calcext:value-type="float">
            <text:p>75363395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304050" calcext:value-type="float">
            <text:p>96304050</text:p>
          </table:table-cell>
          <table:table-cell office:value-type="float" office:value="1.28" calcext:value-type="float">
            <text:p>1.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33" calcext:value-type="float">
            <text:p>4933</text:p>
          </table:table-cell>
          <table:table-cell office:value-type="float" office:value="7536339580" calcext:value-type="float">
            <text:p>7536339580</text:p>
          </table:table-cell>
          <table:table-cell office:value-type="float" office:value="21720667.53" calcext:value-type="float">
            <text:p>21720667.53</text:p>
          </table:table-cell>
          <table:table-cell office:value-type="float" office:value="299554" calcext:value-type="float">
            <text:p>299554</text:p>
          </table:table-cell>
          <table:table-cell office:value-type="float" office:value="1282065" calcext:value-type="float">
            <text:p>1282065</text:p>
          </table:table-cell>
          <table:table-cell office:value-type="float" office:value="1588728" calcext:value-type="float">
            <text:p>1588728</text:p>
          </table:table-cell>
          <table:table-cell office:value-type="float" office:value="433" calcext:value-type="float">
            <text:p>433</text:p>
          </table:table-cell>
          <table:table-cell table:number-columns-repeated="2" office:value-type="float" office:value="96304050" calcext:value-type="float">
            <text:p>96304050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15.2204" calcext:value-type="float">
            <text:p>15.2204</text:p>
          </table:table-cell>
          <table:table-cell office:value-type="float" office:value="143.6273" calcext:value-type="float">
            <text:p>143.6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1.2034" calcext:value-type="float">
            <text:p>231.2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046" calcext:value-type="float">
            <text:p>89.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531" calcext:value-type="float">
            <text:p>5.1531</text:p>
          </table:table-cell>
          <table:table-cell office:value-type="float" office:value="2.8106" calcext:value-type="float">
            <text:p>2.8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.9802" calcext:value-type="float">
            <text:p>346.9802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boolean" office:boolean-value="true" calcext:value-type="boolean">
            <text:p>TRUE</text:p>
          </table:table-cell>
          <table:table-cell table:formula="of:=SQRT([.F7]/3)"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582912" calcext:value-type="float">
            <text:p>1258291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657409" calcext:value-type="float">
            <text:p>65740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363.9712" calcext:value-type="float">
            <text:p>363.9712</text:p>
          </table:table-cell>
          <table:table-cell office:value-type="float" office:value="7536339724" calcext:value-type="float">
            <text:p>7536339724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304050" calcext:value-type="float">
            <text:p>96304050</text:p>
          </table:table-cell>
          <table:table-cell office:value-type="float" office:value="1.28" calcext:value-type="float">
            <text:p>1.28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256064" calcext:value-type="float">
            <text:p>256064</text:p>
          </table:table-cell>
          <table:table-cell office:value-type="float" office:value="4001" calcext:value-type="float">
            <text:p>4001</text:p>
          </table:table-cell>
          <table:table-cell office:value-type="float" office:value="7536339580" calcext:value-type="float">
            <text:p>7536339580</text:p>
          </table:table-cell>
          <table:table-cell office:value-type="float" office:value="20705869.3" calcext:value-type="float">
            <text:p>20705869.3</text:p>
          </table:table-cell>
          <table:table-cell office:value-type="float" office:value="299554" calcext:value-type="float">
            <text:p>299554</text:p>
          </table:table-cell>
          <table:table-cell office:value-type="float" office:value="657425" calcext:value-type="float">
            <text:p>657425</text:p>
          </table:table-cell>
          <table:table-cell office:value-type="float" office:value="1014055" calcext:value-type="float">
            <text:p>1014055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96304050" calcext:value-type="float">
            <text:p>96304050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27.4915" calcext:value-type="float">
            <text:p>27.4915</text:p>
          </table:table-cell>
          <table:table-cell office:value-type="float" office:value="141.3479" calcext:value-type="float">
            <text:p>141.3479</text:p>
          </table:table-cell>
          <table:table-cell office:value-type="float" office:value="1.9488" calcext:value-type="float">
            <text:p>1.9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.695" calcext:value-type="float">
            <text:p>231.695</text:p>
          </table:table-cell>
          <table:table-cell office:value-type="float" office:value="0.1076" calcext:value-type="float">
            <text:p>0.1076</text:p>
          </table:table-cell>
          <table:table-cell office:value-type="float" office:value="0" calcext:value-type="float">
            <text:p>0</text:p>
          </table:table-cell>
          <table:table-cell office:value-type="float" office:value="91.022" calcext:value-type="float">
            <text:p>91.022</text:p>
          </table:table-cell>
          <table:table-cell office:value-type="float" office:value="29.0633" calcext:value-type="float">
            <text:p>29.0633</text:p>
          </table:table-cell>
          <table:table-cell office:value-type="float" office:value="0" calcext:value-type="float">
            <text:p>0</text:p>
          </table:table-cell>
          <table:table-cell office:value-type="float" office:value="9.4899" calcext:value-type="float">
            <text:p>9.4899</text:p>
          </table:table-cell>
          <table:table-cell office:value-type="float" office:value="2.2616" calcext:value-type="float">
            <text:p>2.2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.9857" calcext:value-type="float">
            <text:p>363.9857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boolean" office:boolean-value="false" calcext:value-type="boolean">
            <text:p>FALSE</text:p>
          </table:table-cell>
          <table:table-cell table:formula="of:=SQRT([.F8]/3)"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2582912" calcext:value-type="float">
            <text:p>1258291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82049" calcext:value-type="float">
            <text:p>128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22.5452" calcext:value-type="float">
            <text:p>122.5452</text:p>
          </table:table-cell>
          <table:table-cell office:value-type="float" office:value="7536339580" calcext:value-type="float">
            <text:p>75363395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6083580" calcext:value-type="float">
            <text:p>75360835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304050" calcext:value-type="float">
            <text:p>96304050</text:p>
          </table:table-cell>
          <table:table-cell office:value-type="float" office:value="1.28" calcext:value-type="float">
            <text:p>1.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7536339580" calcext:value-type="float">
            <text:p>7536339580</text:p>
          </table:table-cell>
          <table:table-cell office:value-type="float" office:value="61498437.72" calcext:value-type="float">
            <text:p>61498437.72</text:p>
          </table:table-cell>
          <table:table-cell office:value-type="float" office:value="299554" calcext:value-type="float">
            <text:p>299554</text:p>
          </table:table-cell>
          <table:table-cell office:value-type="float" office:value="1282065" calcext:value-type="float">
            <text:p>1282065</text:p>
          </table:table-cell>
          <table:table-cell office:value-type="float" office:value="400378" calcext:value-type="float">
            <text:p>400378</text:p>
          </table:table-cell>
          <table:table-cell office:value-type="float" office:value="454" calcext:value-type="float">
            <text:p>454</text:p>
          </table:table-cell>
          <table:table-cell table:number-columns-repeated="2" office:value-type="float" office:value="96304050" calcext:value-type="float">
            <text:p>96304050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14.6469" calcext:value-type="float">
            <text:p>14.6469</text:p>
          </table:table-cell>
          <table:table-cell office:value-type="float" office:value="44.4258" calcext:value-type="float">
            <text:p>44.42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.7007" calcext:value-type="float">
            <text:p>44.7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4848" calcext:value-type="float">
            <text:p>59.4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471" calcext:value-type="float">
            <text:p>21.5471</text:p>
          </table:table-cell>
          <table:table-cell office:value-type="float" office:value="0.883" calcext:value-type="float">
            <text:p>0.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.5502" calcext:value-type="float">
            <text:p>122.5502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boolean" office:boolean-value="false" calcext:value-type="boolean">
            <text:p>FALSE</text:p>
          </table:table-cell>
          <table:table-cell table:formula="of:=SQRT([.F9]/3)"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2582912" calcext:value-type="float">
            <text:p>1258291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657409" calcext:value-type="float">
            <text:p>65740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50.3244" calcext:value-type="float">
            <text:p>150.3244</text:p>
          </table:table-cell>
          <table:table-cell office:value-type="float" office:value="7536339580" calcext:value-type="float">
            <text:p>75363395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6083580" calcext:value-type="float">
            <text:p>75360835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304050" calcext:value-type="float">
            <text:p>96304050</text:p>
          </table:table-cell>
          <table:table-cell office:value-type="float" office:value="1.28" calcext:value-type="float">
            <text:p>1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6064" calcext:value-type="float">
            <text:p>256064</text:p>
          </table:table-cell>
          <table:table-cell office:value-type="float" office:value="4001" calcext:value-type="float">
            <text:p>4001</text:p>
          </table:table-cell>
          <table:table-cell office:value-type="float" office:value="7536339580" calcext:value-type="float">
            <text:p>7536339580</text:p>
          </table:table-cell>
          <table:table-cell office:value-type="float" office:value="50133855.75" calcext:value-type="float">
            <text:p>50133855.75</text:p>
          </table:table-cell>
          <table:table-cell office:value-type="float" office:value="299554" calcext:value-type="float">
            <text:p>299554</text:p>
          </table:table-cell>
          <table:table-cell office:value-type="float" office:value="657425" calcext:value-type="float">
            <text:p>657425</text:p>
          </table:table-cell>
          <table:table-cell office:value-type="float" office:value="272218" calcext:value-type="float">
            <text:p>272218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96304050" calcext:value-type="float">
            <text:p>96304050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14.6242" calcext:value-type="float">
            <text:p>14.6242</text:p>
          </table:table-cell>
          <table:table-cell office:value-type="float" office:value="45.5832" calcext:value-type="float">
            <text:p>45.5832</text:p>
          </table:table-cell>
          <table:table-cell office:value-type="float" office:value="0.7702" calcext:value-type="float">
            <text:p>0.7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9927" calcext:value-type="float">
            <text:p>44.9927</text:p>
          </table:table-cell>
          <table:table-cell office:value-type="float" office:value="0.054" calcext:value-type="float">
            <text:p>0.054</text:p>
          </table:table-cell>
          <table:table-cell office:value-type="float" office:value="0" calcext:value-type="float">
            <text:p>0</text:p>
          </table:table-cell>
          <table:table-cell office:value-type="float" office:value="68.5982" calcext:value-type="float">
            <text:p>68.5982</text:p>
          </table:table-cell>
          <table:table-cell office:value-type="float" office:value="23.1112" calcext:value-type="float">
            <text:p>23.1112</text:p>
          </table:table-cell>
          <table:table-cell office:value-type="float" office:value="0" calcext:value-type="float">
            <text:p>0</text:p>
          </table:table-cell>
          <table:table-cell office:value-type="float" office:value="22.731" calcext:value-type="float">
            <text:p>22.731</text:p>
          </table:table-cell>
          <table:table-cell office:value-type="float" office:value="0.8783" calcext:value-type="float">
            <text:p>0.8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.3305" calcext:value-type="float">
            <text:p>150.3305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boolean" office:boolean-value="true" calcext:value-type="boolean">
            <text:p>TRUE</text:p>
          </table:table-cell>
          <table:table-cell table:formula="of:=SQRT([.F10]/3)"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50331648" calcext:value-type="float">
            <text:p>5033164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2562049" calcext:value-type="float">
            <text:p>256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560.5103" calcext:value-type="float">
            <text:p>1560.5103</text:p>
          </table:table-cell>
          <table:table-cell office:value-type="float" office:value="29876535023" calcext:value-type="float">
            <text:p>29876535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704648" calcext:value-type="float">
            <text:p>192704648</text:p>
          </table:table-cell>
          <table:table-cell office:value-type="float" office:value="0.65" calcext:value-type="float">
            <text:p>0.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10" calcext:value-type="float">
            <text:p>9810</text:p>
          </table:table-cell>
          <table:table-cell office:value-type="float" office:value="29876535023" calcext:value-type="float">
            <text:p>29876535023</text:p>
          </table:table-cell>
          <table:table-cell office:value-type="float" office:value="19145362.64" calcext:value-type="float">
            <text:p>19145362.64</text:p>
          </table:table-cell>
          <table:table-cell office:value-type="float" office:value="1195732" calcext:value-type="float">
            <text:p>1195732</text:p>
          </table:table-cell>
          <table:table-cell office:value-type="float" office:value="2562065" calcext:value-type="float">
            <text:p>2562065</text:p>
          </table:table-cell>
          <table:table-cell office:value-type="float" office:value="3688264" calcext:value-type="float">
            <text:p>3688264</text:p>
          </table:table-cell>
          <table:table-cell office:value-type="float" office:value="409" calcext:value-type="float">
            <text:p>409</text:p>
          </table:table-cell>
          <table:table-cell table:number-columns-repeated="2" office:value-type="float" office:value="192704648" calcext:value-type="float">
            <text:p>192704648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71.2071" calcext:value-type="float">
            <text:p>71.2071</text:p>
          </table:table-cell>
          <table:table-cell office:value-type="float" office:value="780.4054" calcext:value-type="float">
            <text:p>780.40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5.3301" calcext:value-type="float">
            <text:p>1145.3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.1208" calcext:value-type="float">
            <text:p>208.1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9167" calcext:value-type="float">
            <text:p>11.9167</text:p>
          </table:table-cell>
          <table:table-cell office:value-type="float" office:value="6.0377" calcext:value-type="float">
            <text:p>6.0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0.5724" calcext:value-type="float">
            <text:p>1560.5724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boolean" office:boolean-value="true" calcext:value-type="boolean">
            <text:p>TRUE</text:p>
          </table:table-cell>
          <table:table-cell table:formula="of:=SQRT([.F11]/3)"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50331648" calcext:value-type="float">
            <text:p>5033164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2623489" calcext:value-type="float">
            <text:p>262348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52.4847" calcext:value-type="float">
            <text:p>1652.4847</text:p>
          </table:table-cell>
          <table:table-cell office:value-type="float" office:value="29876535054" calcext:value-type="float">
            <text:p>2987653505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704648" calcext:value-type="float">
            <text:p>192704648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56064" calcext:value-type="float">
            <text:p>256064</text:p>
          </table:table-cell>
          <table:table-cell office:value-type="float" office:value="4001" calcext:value-type="float">
            <text:p>4001</text:p>
          </table:table-cell>
          <table:table-cell office:value-type="float" office:value="29876535023" calcext:value-type="float">
            <text:p>29876535023</text:p>
          </table:table-cell>
          <table:table-cell office:value-type="float" office:value="18079765.01" calcext:value-type="float">
            <text:p>18079765.01</text:p>
          </table:table-cell>
          <table:table-cell office:value-type="float" office:value="1195732" calcext:value-type="float">
            <text:p>1195732</text:p>
          </table:table-cell>
          <table:table-cell office:value-type="float" office:value="2623505" calcext:value-type="float">
            <text:p>2623505</text:p>
          </table:table-cell>
          <table:table-cell office:value-type="float" office:value="3826471" calcext:value-type="float">
            <text:p>3826471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192704648" calcext:value-type="float">
            <text:p>192704648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76.4568" calcext:value-type="float">
            <text:p>76.4568</text:p>
          </table:table-cell>
          <table:table-cell office:value-type="float" office:value="788.0932" calcext:value-type="float">
            <text:p>788.0932</text:p>
          </table:table-cell>
          <table:table-cell office:value-type="float" office:value="5.672" calcext:value-type="float">
            <text:p>5.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1.1394" calcext:value-type="float">
            <text:p>1161.1394</text:p>
          </table:table-cell>
          <table:table-cell office:value-type="float" office:value="0.415" calcext:value-type="float">
            <text:p>0.415</text:p>
          </table:table-cell>
          <table:table-cell office:value-type="float" office:value="0" calcext:value-type="float">
            <text:p>0</text:p>
          </table:table-cell>
          <table:table-cell office:value-type="float" office:value="217.1095" calcext:value-type="float">
            <text:p>217.1095</text:p>
          </table:table-cell>
          <table:table-cell office:value-type="float" office:value="119.5191" calcext:value-type="float">
            <text:p>119.5191</text:p>
          </table:table-cell>
          <table:table-cell office:value-type="float" office:value="0" calcext:value-type="float">
            <text:p>0</text:p>
          </table:table-cell>
          <table:table-cell office:value-type="float" office:value="30.4468" calcext:value-type="float">
            <text:p>30.4468</text:p>
          </table:table-cell>
          <table:table-cell office:value-type="float" office:value="4.51" calcext:value-type="float">
            <text:p>4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2.5504" calcext:value-type="float">
            <text:p>1652.5504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boolean" office:boolean-value="false" calcext:value-type="boolean">
            <text:p>FALSE</text:p>
          </table:table-cell>
          <table:table-cell table:formula="of:=SQRT([.F12]/3)"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50331648" calcext:value-type="float">
            <text:p>5033164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2562049" calcext:value-type="float">
            <text:p>256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18.5447" calcext:value-type="float">
            <text:p>518.5447</text:p>
          </table:table-cell>
          <table:table-cell office:value-type="float" office:value="29876535023" calcext:value-type="float">
            <text:p>29876535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76279023" calcext:value-type="float">
            <text:p>298762790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704648" calcext:value-type="float">
            <text:p>192704648</text:p>
          </table:table-cell>
          <table:table-cell office:value-type="float" office:value="0.65" calcext:value-type="float">
            <text:p>0.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74" calcext:value-type="float">
            <text:p>4674</text:p>
          </table:table-cell>
          <table:table-cell office:value-type="float" office:value="29876535023" calcext:value-type="float">
            <text:p>29876535023</text:p>
          </table:table-cell>
          <table:table-cell office:value-type="float" office:value="57616126.74" calcext:value-type="float">
            <text:p>57616126.74</text:p>
          </table:table-cell>
          <table:table-cell office:value-type="float" office:value="1195732" calcext:value-type="float">
            <text:p>1195732</text:p>
          </table:table-cell>
          <table:table-cell office:value-type="float" office:value="2562065" calcext:value-type="float">
            <text:p>2562065</text:p>
          </table:table-cell>
          <table:table-cell office:value-type="float" office:value="999898" calcext:value-type="float">
            <text:p>999898</text:p>
          </table:table-cell>
          <table:table-cell office:value-type="float" office:value="445" calcext:value-type="float">
            <text:p>445</text:p>
          </table:table-cell>
          <table:table-cell table:number-columns-repeated="2" office:value-type="float" office:value="192704648" calcext:value-type="float">
            <text:p>192704648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3.517" calcext:value-type="float">
            <text:p>63.517</text:p>
          </table:table-cell>
          <table:table-cell office:value-type="float" office:value="204.5103" calcext:value-type="float">
            <text:p>204.5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6.3846" calcext:value-type="float">
            <text:p>176.3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.8391" calcext:value-type="float">
            <text:p>245.8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.0776" calcext:value-type="float">
            <text:p>105.0776</text:p>
          </table:table-cell>
          <table:table-cell office:value-type="float" office:value="1.5853" calcext:value-type="float">
            <text:p>1.5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8.566" calcext:value-type="float">
            <text:p>518.566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boolean" office:boolean-value="false" calcext:value-type="boolean">
            <text:p>FALSE</text:p>
          </table:table-cell>
          <table:table-cell table:formula="of:=SQRT([.F13]/3)"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50331648" calcext:value-type="float">
            <text:p>5033164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2623489" calcext:value-type="float">
            <text:p>262348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24.0149" calcext:value-type="float">
            <text:p>624.0149</text:p>
          </table:table-cell>
          <table:table-cell office:value-type="float" office:value="29876535023" calcext:value-type="float">
            <text:p>29876535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76279023" calcext:value-type="float">
            <text:p>298762790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704648" calcext:value-type="float">
            <text:p>192704648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6064" calcext:value-type="float">
            <text:p>256064</text:p>
          </table:table-cell>
          <table:table-cell office:value-type="float" office:value="4001" calcext:value-type="float">
            <text:p>4001</text:p>
          </table:table-cell>
          <table:table-cell office:value-type="float" office:value="29876535023" calcext:value-type="float">
            <text:p>29876535023</text:p>
          </table:table-cell>
          <table:table-cell office:value-type="float" office:value="47877915.92" calcext:value-type="float">
            <text:p>47877915.92</text:p>
          </table:table-cell>
          <table:table-cell office:value-type="float" office:value="1195732" calcext:value-type="float">
            <text:p>1195732</text:p>
          </table:table-cell>
          <table:table-cell office:value-type="float" office:value="2623505" calcext:value-type="float">
            <text:p>2623505</text:p>
          </table:table-cell>
          <table:table-cell office:value-type="float" office:value="1032538" calcext:value-type="float">
            <text:p>1032538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92704648" calcext:value-type="float">
            <text:p>192704648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3.5233" calcext:value-type="float">
            <text:p>63.5233</text:p>
          </table:table-cell>
          <table:table-cell office:value-type="float" office:value="206.3788" calcext:value-type="float">
            <text:p>206.3788</text:p>
          </table:table-cell>
          <table:table-cell office:value-type="float" office:value="1.7426" calcext:value-type="float">
            <text:p>1.7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.5856" calcext:value-type="float">
            <text:p>176.5856</text:p>
          </table:table-cell>
          <table:table-cell office:value-type="float" office:value="0.2076" calcext:value-type="float">
            <text:p>0.2076</text:p>
          </table:table-cell>
          <table:table-cell office:value-type="float" office:value="0" calcext:value-type="float">
            <text:p>0</text:p>
          </table:table-cell>
          <table:table-cell office:value-type="float" office:value="261.2567" calcext:value-type="float">
            <text:p>261.2567</text:p>
          </table:table-cell>
          <table:table-cell office:value-type="float" office:value="95.7461" calcext:value-type="float">
            <text:p>95.7461</text:p>
          </table:table-cell>
          <table:table-cell office:value-type="float" office:value="0" calcext:value-type="float">
            <text:p>0</text:p>
          </table:table-cell>
          <table:table-cell office:value-type="float" office:value="111.6172" calcext:value-type="float">
            <text:p>111.6172</text:p>
          </table:table-cell>
          <table:table-cell office:value-type="float" office:value="1.652" calcext:value-type="float">
            <text:p>1.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4.0402" calcext:value-type="float">
            <text:p>624.0402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boolean" office:boolean-value="true" calcext:value-type="boolean">
            <text:p>TRUE</text:p>
          </table:table-cell>
          <table:table-cell table:formula="of:=SQRT([.F14]/3)"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201326592" calcext:value-type="float">
            <text:p>20132659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5122049" calcext:value-type="float">
            <text:p>512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7348.2899" calcext:value-type="float">
            <text:p>7348.2899</text:p>
          </table:table-cell>
          <table:table-cell office:value-type="float" office:value="120053522667" calcext:value-type="float">
            <text:p>120053522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394866" calcext:value-type="float">
            <text:p>383394866</text:p>
          </table:table-cell>
          <table:table-cell office:value-type="float" office:value="0.32" calcext:value-type="float">
            <text:p>0.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900" calcext:value-type="float">
            <text:p>31900</text:p>
          </table:table-cell>
          <table:table-cell office:value-type="float" office:value="120053522667" calcext:value-type="float">
            <text:p>120053522667</text:p>
          </table:table-cell>
          <table:table-cell office:value-type="float" office:value="16337613.89" calcext:value-type="float">
            <text:p>16337613.89</text:p>
          </table:table-cell>
          <table:table-cell office:value-type="float" office:value="4811864" calcext:value-type="float">
            <text:p>4811864</text:p>
          </table:table-cell>
          <table:table-cell office:value-type="float" office:value="5122065" calcext:value-type="float">
            <text:p>5122065</text:p>
          </table:table-cell>
          <table:table-cell office:value-type="float" office:value="9426408" calcext:value-type="float">
            <text:p>9426408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383394866" calcext:value-type="float">
            <text:p>3833948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289.5027" calcext:value-type="float">
            <text:p>289.5027</text:p>
          </table:table-cell>
          <table:table-cell office:value-type="float" office:value="4086.6392" calcext:value-type="float">
            <text:p>4086.63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03.1017" calcext:value-type="float">
            <text:p>5603.1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5.9527" calcext:value-type="float">
            <text:p>715.9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3532" calcext:value-type="float">
            <text:p>30.3532</text:p>
          </table:table-cell>
          <table:table-cell office:value-type="float" office:value="14.2467" calcext:value-type="float">
            <text:p>14.2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48.5821" calcext:value-type="float">
            <text:p>7348.5821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boolean" office:boolean-value="true" calcext:value-type="boolean">
            <text:p>TRUE</text:p>
          </table:table-cell>
          <table:table-cell table:formula="of:=SQRT([.F15]/3)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boolean" office:boolean-value="false" calcext:value-type="boolean">
            <text:p>FALSE</text:p>
          </table:table-cell>
          <table:table-cell table:formula="of:=SQRT([.F16]/3)"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201326592" calcext:value-type="float">
            <text:p>20132659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5122049" calcext:value-type="float">
            <text:p>512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2188.5844" calcext:value-type="float">
            <text:p>2188.5844</text:p>
          </table:table-cell>
          <table:table-cell office:value-type="float" office:value="120053522667" calcext:value-type="float">
            <text:p>120053522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53266667" calcext:value-type="float">
            <text:p>12005326666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394866" calcext:value-type="float">
            <text:p>383394866</text:p>
          </table:table-cell>
          <table:table-cell office:value-type="float" office:value="0.32" calcext:value-type="float">
            <text:p>0.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57" calcext:value-type="float">
            <text:p>9557</text:p>
          </table:table-cell>
          <table:table-cell office:value-type="float" office:value="120053522667" calcext:value-type="float">
            <text:p>120053522667</text:p>
          </table:table-cell>
          <table:table-cell office:value-type="float" office:value="54854416.66" calcext:value-type="float">
            <text:p>54854416.66</text:p>
          </table:table-cell>
          <table:table-cell office:value-type="float" office:value="4811864" calcext:value-type="float">
            <text:p>4811864</text:p>
          </table:table-cell>
          <table:table-cell office:value-type="float" office:value="5122065" calcext:value-type="float">
            <text:p>5122065</text:p>
          </table:table-cell>
          <table:table-cell office:value-type="float" office:value="2797978" calcext:value-type="float">
            <text:p>2797978</text:p>
          </table:table-cell>
          <table:table-cell office:value-type="float" office:value="409" calcext:value-type="float">
            <text:p>409</text:p>
          </table:table-cell>
          <table:table-cell table:number-columns-repeated="2" office:value-type="float" office:value="383394866" calcext:value-type="float">
            <text:p>3833948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286.2021" calcext:value-type="float">
            <text:p>286.2021</text:p>
          </table:table-cell>
          <table:table-cell office:value-type="float" office:value="894.1514" calcext:value-type="float">
            <text:p>894.15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9.5995" calcext:value-type="float">
            <text:p>709.5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0.57" calcext:value-type="float">
            <text:p>1060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3.7544" calcext:value-type="float">
            <text:p>473.7544</text:p>
          </table:table-cell>
          <table:table-cell office:value-type="float" office:value="3.5192" calcext:value-type="float">
            <text:p>3.5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8.6741" calcext:value-type="float">
            <text:p>2188.6741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boolean" office:boolean-value="false" calcext:value-type="boolean">
            <text:p>FALSE</text:p>
          </table:table-cell>
          <table:table-cell table:formula="of:=SQRT([.F17]/3)"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201326592" calcext:value-type="float">
            <text:p>20132659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0487809" calcext:value-type="float">
            <text:p>1048780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2618.479" calcext:value-type="float">
            <text:p>2618.479</text:p>
          </table:table-cell>
          <table:table-cell office:value-type="float" office:value="120053522667" calcext:value-type="float">
            <text:p>120053522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53266667" calcext:value-type="float">
            <text:p>12005326666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394866" calcext:value-type="float">
            <text:p>383394866</text:p>
          </table:table-cell>
          <table:table-cell office:value-type="float" office:value="0.32" calcext:value-type="float">
            <text:p>0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6064" calcext:value-type="float">
            <text:p>256064</text:p>
          </table:table-cell>
          <table:table-cell office:value-type="float" office:value="4001" calcext:value-type="float">
            <text:p>4001</text:p>
          </table:table-cell>
          <table:table-cell office:value-type="float" office:value="120053522667" calcext:value-type="float">
            <text:p>120053522667</text:p>
          </table:table-cell>
          <table:table-cell office:value-type="float" office:value="45848571.1" calcext:value-type="float">
            <text:p>45848571.1</text:p>
          </table:table-cell>
          <table:table-cell office:value-type="float" office:value="4811864" calcext:value-type="float">
            <text:p>4811864</text:p>
          </table:table-cell>
          <table:table-cell office:value-type="float" office:value="10487825" calcext:value-type="float">
            <text:p>10487825</text:p>
          </table:table-cell>
          <table:table-cell office:value-type="float" office:value="4073818" calcext:value-type="float">
            <text:p>4073818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383394866" calcext:value-type="float">
            <text:p>3833948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286.4521" calcext:value-type="float">
            <text:p>286.4521</text:p>
          </table:table-cell>
          <table:table-cell office:value-type="float" office:value="914.8042" calcext:value-type="float">
            <text:p>914.8042</text:p>
          </table:table-cell>
          <table:table-cell office:value-type="float" office:value="4.2019" calcext:value-type="float">
            <text:p>4.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9.9148" calcext:value-type="float">
            <text:p>709.9148</text:p>
          </table:table-cell>
          <table:table-cell office:value-type="float" office:value="0.8374" calcext:value-type="float">
            <text:p>0.8374</text:p>
          </table:table-cell>
          <table:table-cell office:value-type="float" office:value="0" calcext:value-type="float">
            <text:p>0</text:p>
          </table:table-cell>
          <table:table-cell office:value-type="float" office:value="1098.3866" calcext:value-type="float">
            <text:p>1098.3866</text:p>
          </table:table-cell>
          <table:table-cell office:value-type="float" office:value="391.5734" calcext:value-type="float">
            <text:p>391.5734</text:p>
          </table:table-cell>
          <table:table-cell office:value-type="float" office:value="0" calcext:value-type="float">
            <text:p>0</text:p>
          </table:table-cell>
          <table:table-cell office:value-type="float" office:value="510.6893" calcext:value-type="float">
            <text:p>510.6893</text:p>
          </table:table-cell>
          <table:table-cell office:value-type="float" office:value="3.5814" calcext:value-type="float">
            <text:p>3.5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8.5862" calcext:value-type="float">
            <text:p>2618.58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11">
      <number:number number:decimal-places="6" number:min-decimal-places="6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7">
      <number:number number:decimal-places="1" number:min-decimal-places="1" number:min-integer-digits="1"/>
    </number:number-style>
    <number:number-style style:name="N118">
      <number:number number:decimal-places="15" number:min-decimal-places="15" number:min-integer-digits="1"/>
    </number:number-style>
    <number:number-style style:name="N119">
      <number:number number:decimal-places="16" number:min-decimal-places="16" number:min-integer-digits="1"/>
    </number:number-style>
    <number:number-style style:name="N120">
      <number:number number:decimal-places="17" number:min-decimal-places="17" number:min-integer-digits="1"/>
    </number:number-style>
    <number:number-style style:name="N121">
      <number:number number:decimal-places="14" number:min-decimal-places="14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3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21T11:41:51.580044334</dc:date>
    <dc:creator>Elkin Cruz</dc:creator>
    <meta:editing-duration>PT1H26M15S</meta:editing-duration>
    <meta:editing-cycles>4</meta:editing-cycles>
    <meta:generator>LibreOffice/7.4.1.2$Linux_X86_64 LibreOffice_project/40$Build-2</meta:generator>
    <meta:document-statistic meta:table-count="1" meta:cell-count="931" meta:object-count="0"/>
  </office:meta>
</office:document-meta>
</file>